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 table:number-rows-repeated="1048438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6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 style:data-style-name="N2" text:time-value="23:15:58.17630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19T23:16:36.793919026</dc:date>
    <meta:editing-duration>P1DT19H19M16S</meta:editing-duration>
    <meta:editing-cycles>172</meta:editing-cycles>
    <meta:generator>LibreOffice/7.3.1.3$Linux_X86_64 LibreOffice_project/30$Build-3</meta:generator>
    <meta:document-statistic meta:table-count="1" meta:cell-count="581" meta:object-count="0"/>
  </office:meta>
</office:document-meta>
</file>